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693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1.2398in"/>
    </style:style>
    <style:style style:name="co5" style:family="table-column">
      <style:table-column-properties fo:break-before="auto" style:column-width="1.06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lock</text:p>
          </table:table-cell>
          <table:table-cell office:value-type="string" calcext:value-type="string">
            <text:p>lockFree</text:p>
          </table:table-cell>
          <table:table-cell office:value-type="string" calcext:value-type="string">
            <text:p>Abs time Lock</text:p>
          </table:table-cell>
          <table:table-cell office:value-type="string" calcext:value-type="string">
            <text:p>Abs time LockFree</text:p>
          </table:table-cell>
          <table:table-cell office:value-type="string" calcext:value-type="string">
            <text:p>% Chan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.5" calcext:value-type="float">
            <text:p>29.5</text:p>
          </table:table-cell>
          <table:table-cell office:value-type="float" office:value="2" calcext:value-type="float">
            <text:p>2</text:p>
          </table:table-cell>
          <table:table-cell office:value-type="float" office:value="29.5" calcext:value-type="float">
            <text:p>29.5</text:p>
          </table:table-cell>
          <table:table-cell table:formula="of:=(([.E2]-[.D2])/[.D2])*100" office:value-type="float" office:value="1375" calcext:value-type="float">
            <text:p>1375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36" calcext:value-type="float">
            <text:p>1436</text:p>
          </table:table-cell>
          <table:table-cell office:value-type="float" office:value="2462.5" calcext:value-type="float">
            <text:p>2462.5</text:p>
          </table:table-cell>
          <table:table-cell table:formula="of:=[.B3]/[.A3]" office:value-type="float" office:value="1.795" calcext:value-type="float">
            <text:p>1.795</text:p>
          </table:table-cell>
          <table:table-cell table:formula="of:=[.C3]/[.A3]" office:value-type="float" office:value="3.078125" calcext:value-type="float">
            <text:p>3.078125</text:p>
          </table:table-cell>
          <table:table-cell table:formula="of:=(([.E3]-[.D3])/[.D3])*100" office:value-type="float" office:value="71.483286908078" calcext:value-type="float">
            <text:p>71.4832869081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6363.5" calcext:value-type="float">
            <text:p>146363.5</text:p>
          </table:table-cell>
          <table:table-cell office:value-type="float" office:value="191880" calcext:value-type="float">
            <text:p>191880</text:p>
          </table:table-cell>
          <table:table-cell table:formula="of:=[.B4]/[.A4]" office:value-type="float" office:value="18.2954375" calcext:value-type="float">
            <text:p>18.2954375</text:p>
          </table:table-cell>
          <table:table-cell table:formula="of:=[.C4]/[.A4]" office:value-type="float" office:value="23.985" calcext:value-type="float">
            <text:p>23.985</text:p>
          </table:table-cell>
          <table:table-cell table:formula="of:=(([.E4]-[.D4])/[.D4])*100" office:value-type="float" office:value="31.0982587871976" calcext:value-type="float">
            <text:p>31.0982587872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1472167.5" calcext:value-type="float">
            <text:p>11472167.5</text:p>
          </table:table-cell>
          <table:table-cell office:value-type="float" office:value="17046430" calcext:value-type="float">
            <text:p>17046430</text:p>
          </table:table-cell>
          <table:table-cell table:formula="of:=[.B5]/[.A5]" office:value-type="float" office:value="143.40209375" calcext:value-type="float">
            <text:p>143.40209375</text:p>
          </table:table-cell>
          <table:table-cell table:formula="of:=[.C5]/[.A5]" office:value-type="float" office:value="213.080375" calcext:value-type="float">
            <text:p>213.080375</text:p>
          </table:table-cell>
          <table:table-cell table:formula="of:=(([.E5]-[.D5])/[.D5])*100" office:value-type="float" office:value="48.589444845536" calcext:value-type="float">
            <text:p>48.5894448455</text:p>
          </table:table-cell>
          <table:table-cell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134380520" calcext:value-type="float">
            <text:p>1134380520</text:p>
          </table:table-cell>
          <table:table-cell office:value-type="float" office:value="1676664152.5" calcext:value-type="float">
            <text:p>1676664152.5</text:p>
          </table:table-cell>
          <table:table-cell table:formula="of:=[.B6]/[.A6]" office:value-type="float" office:value="1417.97565" calcext:value-type="float">
            <text:p>1417.97565</text:p>
          </table:table-cell>
          <table:table-cell table:formula="of:=[.C6]/[.A6]" office:value-type="float" office:value="2095.830190625" calcext:value-type="float">
            <text:p>2095.830190625</text:p>
          </table:table-cell>
          <table:table-cell table:formula="of:=(([.E6]-[.D6])/[.D6])*100" office:value-type="float" office:value="47.8043851193777" calcext:value-type="float">
            <text:p>47.8043851194</text:p>
          </table:table-cell>
          <table:table-cell table:formula="of:=([.E6]/[.D6])" office:value-type="float" office:value="1.47804385119378" calcext:value-type="float">
            <text:p>1.4780438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3:08:19.002301565</meta:creation-date>
    <dc:date>2016-12-11T21:17:19.978284197</dc:date>
    <meta:editing-duration>PT7H57M55S</meta:editing-duration>
    <meta:editing-cycles>4</meta:editing-cycles>
    <meta:generator>LibreOffice/4.2.8.2$Linux_x86 LibreOffice_project/420m0$Build-2</meta:generator>
    <meta:document-statistic meta:table-count="1" meta:cell-count="36" meta:object-count="0"/>
  </office:meta>
</office:document-meta>
</file>